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2181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7" office:value-type="string" calcext:value-type="string">
            <text:p>Forth-83</text:p>
          </table:table-cell>
          <table:table-cell table:style-name="ce7" office:value-type="string" calcext:value-type="string">
            <text:p>ceForth</text:p>
          </table:table-cell>
          <table:table-cell table:style-name="ce7" office:value-type="string" calcext:value-type="string">
            <text:p>eForth.js</text:p>
          </table:table-cell>
          <table:table-cell table:style-name="ce7" office:value-type="string" calcext:value-type="string">
            <text:p>weForth</text:p>
          </table:table-cell>
          <table:table-cell table:style-name="ce7" office:value-type="string" calcext:value-type="string">
            <text:p>nanoForth</text:p>
          </table:table-cell>
          <table:table-cell table:style-name="ce7" office:value-type="string" calcext:value-type="string">
            <text:p>eForth1</text:p>
          </table:table-cell>
          <table:table-cell table:style-name="ce7" office:value-type="string" calcext:value-type="string">
            <text:p>Forth Word</text:p>
          </table:table-cell>
          <table:table-cell table:style-name="ce7" office:value-type="string" calcext:value-type="string">
            <text:p>Partition</text:p>
          </table:table-cell>
          <table:table-cell table:style-name="ce7" office:value-type="string" calcext:value-type="string">
            <text:p>ANS Forth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TIB</text:p>
          </table:table-cell>
          <table:table-cell office:value-type="string" calcext:value-type="string">
            <text:p>CORE EX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COMPIL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INTERPRE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ABOR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MOD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TIB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ADD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K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CH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AM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UPP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KE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UNIQU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”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FT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readAna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stor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8"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me as M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Forth-83/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OMPILE-ONL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o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L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N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V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string" calcext:value-type="string">
            <text:p>FOR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-83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IN</text:p>
          </table:table-cell>
          <table:table-cell office:value-type="string" calcext:value-type="string">
            <text:p>Arduino/eForth1</text:p>
          </table:table-cell>
          <table:table-cell/>
          <table:table-cell office:value-type="string" calcext:value-type="string">
            <text:p>pinRea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8"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a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&gt;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EX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UMBER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digitalWrite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CK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NT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EK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pinMod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INMODE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K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analogWri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rese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ve-for-execu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A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C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ucase-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M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table:number-columns-repeated="1015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OCABULARY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WH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8"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  <table:table-cell table:number-columns-repeated="101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^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word_set_full.C1:word_set_full.J53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/00/0000</text:date>, <text:time style:data-style-name="N2" text:time-value="20:51:15.071361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6:41:26.681742562</dc:date>
    <meta:editing-duration>PT7H46M1S</meta:editing-duration>
    <meta:editing-cycles>47</meta:editing-cycles>
    <meta:generator>LibreOffice/6.4.7.2$Linux_X86_64 LibreOffice_project/40$Build-2</meta:generator>
    <meta:document-statistic meta:table-count="1" meta:cell-count="2646" meta:object-count="0"/>
  </office:meta>
</office:document-meta>
</file>